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ource_20_Text">Implement the </text:span><text:span text:style-name="Source_20_Text"><text:span text:style-name="Emphasis">count_views </text:span></text:span><text:span text:style-name="Source_20_Text">function. It accepts an array of pointers to the </text:span><text:span text:style-name="Source_20_Text"><text:span text:style-name="Emphasis">Viewer </text:span></text:span><text:span text:style-name="Source_20_Text">struct, the size of the array, and the character array with the video name. It should return the number of </text:span><text:span text:style-name="Source_20_Text"><text:span text:style-name="Emphasis">Viewers </text:span></text:span><text:span text:style-name="Source_20_Text">who have watched a </text:span><text:span text:style-name="Source_20_Text"><text:span text:style-name="Emphasis">Video</text:span></text:span><text:span text:style-name="Source_20_Text"> with the </text:span><text:span text:style-name="Source_20_Text"><text:span text:style-name="Emphasis">name video_name</text:span></text:span><text:span text:style-name="Source_20_Text">.</text:span></text:p>
      <text:p text:style-name="Text_20_body">For example,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Video videos[] = { {.name = "Soccer", .unique_views = 500},</text:span></text:p>
      <text:p text:style-name="Preformatted_20_Text"><text:span text:style-name="Source_20_Text"><text:s text:c="19"/>{.name = "Basketball", .unique_views = 1000} };</text:span></text:p>
      <text:p text:style-name="Preformatted_20_Text"><text:span text:style-name="Source_20_Text">Viewer viewer = {.username = "Dave", .watched_videos = videos,</text:span></text:p>
      <text:p text:style-name="Preformatted_20_Text"><text:span text:style-name="Source_20_Text"><text:s text:c="17"/>.watched_videos_size = 2}; <text:s text:c="3"/></text:span></text:p>
      <text:p text:style-name="P1"><text:span text:style-name="Source_20_Text">Viewer *viewers[] = { &amp;viewer };</text:span></text:p>
      <text:p text:style-name="Standard">calling <text:span text:style-name="Emphasis">count_views(viewers, 1, "Soccer")</text:span> should return 1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21:05:36.417160714</meta:creation-date>
    <dc:date>2021-07-07T21:06:18.287345887</dc:date>
    <meta:editing-duration>PT4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8" meta:word-count="87" meta:character-count="583" meta:non-whitespace-character-count="464"/>
  </office:meta>
</office:document-meta>
</file>